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table:formula="of:=([.B1]+1)*PI()" office:value-type="float" office:value="62.8318530717959" calcext:value-type="float">
            <text:p>62.83185307179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QRT(3)" office:value-type="float" office:value="1.73205080756888" calcext:value-type="float">
            <text:p>1.73205080756888</text:p>
          </table:table-cell>
          <table:table-cell office:value-type="float" office:value="1" calcext:value-type="float">
            <text:p>1</text:p>
          </table:table-cell>
          <table:table-cell table:formula="of:=-SQRT(3)" office:value-type="float" office:value="-1.73205080756888" calcext:value-type="float">
            <text:p>-1.73205080756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QRT(3)" office:value-type="float" office:value="1.73205080756888" calcext:value-type="float">
            <text:p>1.73205080756888</text:p>
          </table:table-cell>
          <table:table-cell office:value-type="float" office:value="1" calcext:value-type="float">
            <text:p>1</text:p>
          </table:table-cell>
          <table:table-cell table:formula="of:=-SQRT(3)" office:value-type="float" office:value="-1.73205080756888" calcext:value-type="float">
            <text:p>-1.73205080756888</text:p>
          </table:table-cell>
        </table:table-row>
        <table:table-row table:style-name="ro1">
          <table:table-cell table:number-columns-repeated="3"/>
          <table:table-cell table:formula="of:=COS(v)" office:value-type="float" office:value="1" calcext:value-type="float">
            <text:p>1</text:p>
          </table:table-cell>
          <table:table-cell table:formula="of:=SIN(-v)" office:value-type="float" office:value="2.44929359829471E-015" calcext:value-type="float">
            <text:p>2.44929359829471E-15</text:p>
          </table:table-cell>
          <table:table-cell table:formula="of:=EXP(SQRT(3)*v/2)*COS(v/2)" office:value-type="float" office:value="4.28244362959799E+023" calcext:value-type="float">
            <text:p>4.28244362959799E+023</text:p>
          </table:table-cell>
          <table:table-cell table:formula="of:=EXP(SQRT(3)*v/2)*SIN(v/2)" office:value-type="float" office:value="-524448088.351615" calcext:value-type="float">
            <text:p>-524448088.351615</text:p>
          </table:table-cell>
          <table:table-cell table:formula="of:=EXP(-SQRT(3)*v/2)*COS(v/2)" office:value-type="float" office:value="2.33511538386291E-024" calcext:value-type="float">
            <text:p>2.33511538386291E-24</text:p>
          </table:table-cell>
          <table:table-cell table:formula="of:=EXP(-SQRT(3)*v/2)*SIN(v/2)" office:value-type="float" office:value="-2.85969158048746E-039" calcext:value-type="float">
            <text:p>-2.85969158048746E-39</text:p>
          </table:table-cell>
        </table:table-row>
        <table:table-row table:style-name="ro1">
          <table:table-cell table:number-columns-repeated="3"/>
          <table:table-cell table:formula="of:=-2*SIN(v)" office:value-type="float" office:value="4.89858719658941E-015" calcext:value-type="float">
            <text:p>4.89858719658941E-15</text:p>
          </table:table-cell>
          <table:table-cell table:formula="of:=2*COS(v)" office:value-type="float" office:value="2" calcext:value-type="float">
            <text:p>2</text:p>
          </table:table-cell>
          <table:table-cell table:formula="of:=EXP(SQRT(3)*v/2)*(SQRT(3)*COS(v/2)-SIN(v/2))" office:value-type="float" office:value="7.4174099470134E+023" calcext:value-type="float">
            <text:p>7.4174099470134E+023</text:p>
          </table:table-cell>
          <table:table-cell table:formula="of:=EXP(SQRT(3)*v/2)*(SQRT(3)*SIN(v/2)+COS(v/2))" office:value-type="float" office:value="4.28244362959798E+023" calcext:value-type="float">
            <text:p>4.28244362959798E+023</text:p>
          </table:table-cell>
          <table:table-cell table:formula="of:=-EXP(-SQRT(3)*v/2)*(SQRT(3)*COS(v/2)+SIN(v/2))" office:value-type="float" office:value="-4.04453848638627E-024" calcext:value-type="float">
            <text:p>-4.04453848638627E-24</text:p>
          </table:table-cell>
          <table:table-cell table:formula="of:=-EXP(-SQRT(3)*v/2)*(SQRT(3)*SIN(v/2)-COS(v/2))" office:value-type="float" office:value="2.33511538386292E-024" calcext:value-type="float">
            <text:p>2.33511538386292E-24</text:p>
          </table:table-cell>
        </table:table-row>
        <table:table-row table:style-name="ro1">
          <table:table-cell table:number-columns-repeated="3"/>
          <table:table-cell table:formula="of:=-2*COS(v)" office:value-type="float" office:value="-2" calcext:value-type="float">
            <text:p>-2</text:p>
          </table:table-cell>
          <table:table-cell table:formula="of:=-2*SIN(v)" office:value-type="float" office:value="4.89858719658941E-015" calcext:value-type="float">
            <text:p>4.89858719658941E-15</text:p>
          </table:table-cell>
          <table:table-cell table:formula="of:=-EXP(SQRT(3)*v/2)*(SQRT(3)*SIN(v/2)-COS(v/2))" office:value-type="float" office:value="4.282443629598E+023" calcext:value-type="float">
            <text:p>4.282443629598E+023</text:p>
          </table:table-cell>
          <table:table-cell table:formula="of:=EXP(SQRT(3)*v/2)*(SQRT(3)*COS(v/2)+SIN(v/2))" office:value-type="float" office:value="7.41740994701339E+023" calcext:value-type="float">
            <text:p>7.41740994701339E+023</text:p>
          </table:table-cell>
          <table:table-cell table:formula="of:=EXP(-SQRT(3)*v/2)*(SQRT(3)*SIN(v/2)+COS(v/2))" office:value-type="float" office:value="2.33511538386291E-024" calcext:value-type="float">
            <text:p>2.33511538386291E-24</text:p>
          </table:table-cell>
          <table:table-cell table:formula="of:=-EXP(-SQRT(3)*v/2)*(SQRT(3)*COS(v/2)-SIN(v/2))" office:value-type="float" office:value="-4.04453848638627E-024" calcext:value-type="float">
            <text:p>-4.04453848638627E-24</text:p>
          </table:table-cell>
        </table:table-row>
      </table:table>
      <table:named-expressions>
        <table:named-range table:name="v" table:base-cell-address="$Sheet1.$B$2" table:cell-range-address="$Sheet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3:58:57.466196869</meta:creation-date>
    <dc:date>2019-03-23T18:10:42.897564290</dc:date>
    <meta:editing-duration>PT2H19M53S</meta:editing-duration>
    <meta:editing-cycles>2</meta:editing-cycles>
    <meta:generator>LibreOffice/6.0.7.3$Linux_X86_64 LibreOffice_project/00m0$Build-3</meta:generator>
    <meta:document-statistic meta:table-count="1" meta:cell-count="40" meta:object-count="0"/>
  </office:meta>
</office:document-meta>
</file>